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15.04.2017</text:date>, <text:time>13:26: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5T13:26:23.71</dc:date>
    <meta:editing-duration>P137DT6H15M22S</meta:editing-duration>
    <meta:editing-cycles>354</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_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_swap = result
End Function

Function swap(Optional f, Optional x, Optional y)
	swap = _apply(Fn.swap, f, x, y)
End Function

' B = \f g x.f (g x)
'   :: (b -&gt; c) -&gt; (a -&gt; b) -&gt; a -&gt; c  =  (b -&gt; c) -&gt; (a -&gt; b) -&gt; (a -&gt; c)
Function _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_compose = result
End Function

Function compose(Optional ByVal f, Optional ByVal g, Optional x)
	compose = _apply(Fn.compose, f, g, x)
End Function

'\c t e x.if (c x) then (t x) else (e x)
'   :: (a -&gt; Bool) -&gt; (a -&gt; b) -&gt; (a -&gt; b) -&gt; a -&gt; b
Function _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ite(Optional cond, Optional thn, Optional els, Optional x)
	ite = _apply(Fn.ite, cond, thn, els, x)
End Function

Function concat(a As String, b As String) As String
	concat = a &amp; b
End Function

Function startsWith(s As String, prefix As String) 
	startsWith = ((Len(prefix) &lt;= Len(s)) And (Mid(s, 1, Len(prefix)) = prefix))
End Function

Function _add(Optional a As Long, Optional b As Long)
	Static oFn As Object : If isNull(oFn) Then : Set oFn = lookupFn("add") : End If
	Dim result As Variant
	If isMissing(a) Then
		result = oFn
	Else
		If isMissing(b) Then
			result = apply1(oFn, a)
		Else
			result = CLng(a + b)
		End If
	End If
	add = result
End Function

Function add(Optional a As Long, Optional b As Long)
	add = _apply(Fn.add, a, b)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_inRange(lo As Long, hi As Long, x As Long) As Boolean
	_inRange = (lo &lt;= x) And (x &lt;= hi)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f = compose(fstArg(5), fstArg(7))
	assertEqual(typeOf(f), typeOf(nil)).x
	assertEqual(arity(f), 1).x
	assertEqual(apply(f, 42), 5).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id 		As Object
	fstArg 	As Object
	sndArg 	As Object
	swap 	As Object
	compose As Object
	ite		As Object
	asc		As Object
	add		As Object
	inRange	As Object
End Type


Sub Main
	test_Fn()
End Sub

Function Fn
	Static result As Object
	If isNull(result) Then
		Set result = New TFn
		result.id      	= lookupFn("id")
		result.fstArg  	= lookupFn("fstArg")
		result.sndArg  	= lookupFn("sndArg")
		result.swap    	= lookupFn("swap")
		result.compose 	= lookupFn("compose")
		result.ite 		= lookupFn("ite")
		result.asc 		= lookupFn("asc")
		result.add 		= lookupFn("add")
		result.inRange	= lookupFn("inRange")
	End If
	Fn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List("isString",		True, 1), _
			List("toString",		True, 1), _
			List("id",				True, 1), _
			List("fstArg",			True, 2), _
			List("sndArg",			True, 2), _
			List("swap",			True, 3), _
			List("compose",			True, 3), _
			List("ite",				True, 4), _
			List("add",				True, 2), _
			List("mul",				True, 2), _
			List("inRange",			True, 3), _
			List("equ",				True, 2),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True	'(typeOf(car(fn)) = typeOf(nil))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getFnName(f As Object)
	If isPartialApp(f) Then
		getFnName = car(car(f))
	Else
		getFnName = car(f)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cons( fn, cons(cons(arg, nil), nil) ) ' List(fn, List(arg))
		End If
	End If
	apply1 = result
End Function

Function applyLast(fn As Object, arg As Variant)
	Dim result As Variant
	Dim reverseArgs As Object
	If isPartialApp(fn) Then
		reverseArgs = partialArgs(fn)
		fn = car(fn)
	Else
		reverseArgs = nil
	End If
	Select Case getFnName(fn)
		Case "id": 		result = arg
		Case "fstArg":	result = car(reverseArgs)
		Case "sndArg":	result = arg
		Case "swap":	result = apply1( apply1(cadr(reverseArgs), arg), car(reverseArgs) )
		Case "compose":	result = apply1( cadr(reverseArgs), apply1(car(reverseArgs), arg) )
		Case "ite"
			'cond = caddr(reverseArgs)
			'thn = cadr(reverseArgs)
			'els = car(reverseArgs)
			If applyLast(caddr(reverseArgs), arg) Then
				result = apply1(cadr(reverseArgs), arg)
			Else
				result = apply1(car(reverseArgs), arg)
			End if
		Case "asc":		result = Asc(arg)
		Case "add":		result = CLng(car(reverseArgs) + arg)
		Case "inRange":	result = CBool( (cadr(reverseArgs) &lt;= arg) And (arg &lt;= car(reverseArgs)) )
		Case Else
			reverseArgs = cons(arg, reverseArgs)
			result = applyBuiltinRev(fn, reverseArgs)
	End Select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_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 easy partial application:
	assertEqual(arity(fstArg), 2).x
	konst5 = fstArg(5)
	assertEqual(arity(konst5), 1).x
	assertEqual(apply(konst5, 7), 	5).x
	assertEqual(fstArg(5, 7), 		5).x
		
	Dim sndArg5 As Variant
	sndArg5 = apply1(lookupFn("sndArg"), 5)
	assertEqual(isPartialApp(sndArg5), True).x
	assertEqual(isBuiltinFn(sndArg5), False).x
	assertEqual(arity(sndArg5), 1).x
	assertEqual(apply1(sndArg5, 7), 7).x
	' easy partial application:
	assertEqual(arity(sndArg), 2).x
	sndArg5 = sndArg(5)
	assertEqual(arity(sndArg5), 1).x
	assertEqual(apply(sndArg5, 7), 	7).x
	assertEqual(sndArg(5, 7), 		7).x
		
	Dim fIte As Variant
	fIte = lookupFn("ite")
	assertEqual(isPartialApp(fIte), False).x
	assertEqual(isBuiltinFn(fIte), True).x
	assertEqual(arity(fIte), 4).x

	Dim iteKFalse As Variant
	iteKFalse = apply1(fIte, fstArg(False))
	assertEqual(isPartialApp(iteKFalse), True).x
	assertEqual(isBuiltinFn(iteKFalse), False).x
	assertEqual(arity(iteKFalse), 3).x

	Dim iteKFalseK42 As Variant
	iteKFalseK42 = apply1(iteKFalse, fstArg(42))
	assertEqual(isPartialApp(iteKFalseK42), True).x
	assertEqual(isBuiltinFn(iteKFalseK42), Fals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